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quisitosFuncionais" style:family="table">
      <style:table-properties style:width="17cm" table:align="margins"/>
    </style:style>
    <style:style style:name="RequisitosFuncionais.A" style:family="table-column">
      <style:table-column-properties style:column-width="8.5cm" style:rel-column-width="32767*"/>
    </style:style>
    <style:style style:name="RequisitosFuncionais.B" style:family="table-column">
      <style:table-column-properties style:column-width="8.5cm" style:rel-column-width="32768*"/>
    </style:style>
    <style:style style:name="RequisitosFuncionais.A1" style:family="table-cell">
      <style:table-cell-properties fo:padding="0.097cm" fo:border-left="0.05pt solid #000000" fo:border-right="none" fo:border-top="0.05pt solid #000000" fo:border-bottom="0.05pt solid #000000"/>
    </style:style>
    <style:style style:name="RequisitosFuncionais.B1" style:family="table-cell">
      <style:table-cell-properties fo:padding="0.097cm" fo:border="0.05pt solid #000000"/>
    </style:style>
    <style:style style:name="RequisitosFuncionais.A2" style:family="table-cell">
      <style:table-cell-properties fo:padding="0.097cm" fo:border-left="0.05pt solid #000000" fo:border-right="none" fo:border-top="none" fo:border-bottom="0.05pt solid #000000"/>
    </style:style>
    <style:style style:name="RequisitosFuncionai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1pt" fo:font-weight="bold" officeooo:rsid="001519a6" officeooo:paragraph-rsid="001519a6" style:font-size-asian="11pt" style:font-weight-asian="bold" style:font-size-complex="11pt" style:font-weight-complex="bold"/>
    </style:style>
    <style:style style:name="P2" style:family="paragraph" style:parent-style-name="Header">
      <style:text-properties fo:font-size="11pt" officeooo:rsid="001519a6" officeooo:paragraph-rsid="001519a6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130ec6" officeooo:paragraph-rsid="00130ec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bold" officeooo:rsid="00130ec6" officeooo:paragraph-rsid="00130ec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officeooo:rsid="00130ec6" officeooo:paragraph-rsid="00130ec6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officeooo:rsid="00130ec6" officeooo:paragraph-rsid="00130ec6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20pt" fo:font-weight="bold" officeooo:rsid="00130ec6" officeooo:paragraph-rsid="00130ec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30ec6" officeooo:paragraph-rsid="00130ec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30ec6" officeooo:paragraph-rsid="00167d9c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519a6" officeooo:paragraph-rsid="001519a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519a6" officeooo:paragraph-rsid="00167d9c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normal" officeooo:rsid="0014395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43956" officeooo:paragraph-rsid="0014395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167d9c" officeooo:paragraph-rsid="00167d9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130ec6" officeooo:paragraph-rsid="00130ec6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paragraph-rsid="00167d9c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143956" officeooo:paragraph-rsid="00143956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143956" officeooo:paragraph-rsid="00167d9c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167d9c" officeooo:paragraph-rsid="00167d9c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rsid="0016904d" officeooo:paragraph-rsid="0016904d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officeooo:rsid="0017da03" officeooo:paragraph-rsid="0017da03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officeooo:paragraph-rsid="001690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7d9c"/>
    </style:style>
    <style:style style:name="T4" style:family="text">
      <style:text-properties officeooo:rsid="0016904d"/>
    </style:style>
    <style:style style:name="T5" style:family="text">
      <style:text-properties style:font-name="Arial" fo:font-size="12pt" officeooo:rsid="0016904d" style:font-size-asian="10.5pt" style:font-size-complex="12pt"/>
    </style:style>
    <style:style style:name="T6" style:family="text">
      <style:text-properties officeooo:rsid="0017da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6">Documento de Requisitos</text:p>
      <text:p text:style-name="P5"/>
      <text:p text:style-name="P8">Projeto: <text:span text:style-name="T2">Gerenciador de Bando de Dados</text:span></text:p>
      <text:p text:style-name="P8"/>
      <text:p text:style-name="P8">Versão:<text:span text:style-name="T2"> 1.0</text:span></text:p>
      <text:p text:style-name="P8"/>
      <text:p text:style-name="P8">Responsável: <text:span text:style-name="T2">Guilherme Silveira</text:span></text:p>
      <text:p text:style-name="P8"/>
      <text:p text:style-name="P7">1 – Introdução</text:p>
      <text:p text:style-name="P8"/>
      <text:p text:style-name="P8"/>
      <text:p text:style-name="P8"/>
      <text:p text:style-name="P8"/>
      <text:p text:style-name="P7">2 – Descrição do Proposito do Sistema</text:p>
      <text:p text:style-name="P8"/>
      <text:p text:style-name="P12">O sistema a tem como propósito a implementação de um SGBD(Sistema Gerenciador de Banco de Dados) para proteger as informações da empresa TaladeRimus Company que está com um problema intermitente de roubo de informações e divulgação de informações sigilosas para membros de fora da empresa.</text:p>
      <text:p text:style-name="P8"/>
      <text:p text:style-name="P8"/>
      <text:p text:style-name="P4">2.1 – Descrição do Login</text:p>
      <text:p text:style-name="P8"/>
      <text:p text:style-name="P13">O login consiste em testar se o usuário tem a permissão necessária para acessar arquivos sigilosos, tendo assim a finalidade de impor uma barreira para usuário comuns acessarem arquivos que estão dispostos somente para alguns setores específicos.</text:p>
      <text:p text:style-name="P8"/>
      <text:p text:style-name="P4">2.2 – Descrição do Cadastro</text:p>
      <text:p text:style-name="P8"/>
      <text:p text:style-name="P14">O cadastro está sendo implementado para questão de funcionalidade do sistema, terá as funções básicas de inserção, atualização e remoção de arquivos do banco de dados de forma criptografada permitindo assim uma melhor segurança contra interceptação de dados após uma modificação nos dados contidos no banco.</text:p>
      <text:p text:style-name="P8"/>
      <text:p text:style-name="P4">2.3 – Descrição do Relatório</text:p>
      <text:p text:style-name="P8"/>
      <text:p text:style-name="P14">O relatório tem como função salvar de forma criptografada qualquer modificação efetuada e qualquer arquivo acessado pelos usuários, podendo assim ter um controle sobre quem modificou e quem acessou cada arquivo.</text:p>
      <text:p text:style-name="P15"/>
      <text:p text:style-name="P8"/>
      <text:p text:style-name="P8"/>
      <text:p text:style-name="P8"/>
      <text:p text:style-name="P10"><text:soft-page-break/>Requisitos Funcionais</text:p>
      <text:p text:style-name="P10"/>
      <table:table table:name="RequisitosFuncionais" table:style-name="RequisitosFuncionais">
        <table:table-column table:style-name="RequisitosFuncionais.A"/>
        <table:table-column table:style-name="RequisitosFuncionais.B"/>
        <table:table-row>
          <table:table-cell table:style-name="RequisitosFuncionais.A1" office:value-type="string">
            <text:p text:style-name="P20">Identificador</text:p>
          </table:table-cell>
          <table:table-cell table:style-name="RequisitosFuncionais.B1" office:value-type="string">
            <text:p text:style-name="P18">Descrição</text:p>
          </table:table-cell>
        </table:table-row>
        <table:table-row>
          <table:table-cell table:style-name="RequisitosFuncionais.A2" office:value-type="string">
            <text:p text:style-name="P20">RF01 – Logar no Sistema</text:p>
          </table:table-cell>
          <table:table-cell table:style-name="RequisitosFuncionais.B2" office:value-type="string">
            <text:p text:style-name="P16"><text:s/><text:span text:style-name="T4">A funcionalidade de Login do Sistema Permite um maior controle sobre os usuários.</text:span></text:p>
          </table:table-cell>
        </table:table-row>
        <table:table-row>
          <table:table-cell table:style-name="RequisitosFuncionais.A2" office:value-type="string">
            <text:p text:style-name="P20">RF02 – Cadastrar</text:p>
          </table:table-cell>
          <table:table-cell table:style-name="RequisitosFuncionais.B2" office:value-type="string">
            <text:p text:style-name="P21">Servira para incluir novos usuários.</text:p>
          </table:table-cell>
        </table:table-row>
        <table:table-row>
          <table:table-cell table:style-name="RequisitosFuncionais.A2" office:value-type="string">
            <text:p text:style-name="P20">RF03 – Atualizar</text:p>
          </table:table-cell>
          <table:table-cell table:style-name="RequisitosFuncionais.B2" office:value-type="string">
            <text:p text:style-name="P21">Atualiza as informações dos usuários.</text:p>
          </table:table-cell>
        </table:table-row>
        <table:table-row>
          <table:table-cell table:style-name="RequisitosFuncionais.A2" office:value-type="string">
            <text:p text:style-name="P20">RF04 – Remover</text:p>
          </table:table-cell>
          <table:table-cell table:style-name="RequisitosFuncionais.B2" office:value-type="string">
            <text:p text:style-name="P21">Remove usuários do banco.</text:p>
          </table:table-cell>
        </table:table-row>
        <table:table-row>
          <table:table-cell table:style-name="RequisitosFuncionais.A2" office:value-type="string">
            <text:p text:style-name="P20">RF05 – Relatórios</text:p>
          </table:table-cell>
          <table:table-cell table:style-name="RequisitosFuncionais.B2" office:value-type="string">
            <text:p text:style-name="P23"><text:span text:style-name="T5">Exibe relatórios de modificações e acessos no banco.</text:span></text:p>
          </table:table-cell>
        </table:table-row>
      </table:table>
      <text:p text:style-name="P8"/>
      <text:p text:style-name="P10"/>
      <text:p text:style-name="P10">Requisitos de Segurança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Identificador</text:p>
          </table:table-cell>
          <table:table-cell table:style-name="Tabela1.B1" office:value-type="string">
            <text:p text:style-name="P19">Descrição</text:p>
          </table:table-cell>
        </table:table-row>
        <table:table-row>
          <table:table-cell table:style-name="Tabela1.A2" office:value-type="string">
            <text:p text:style-name="P20">RS01 – <text:span text:style-name="T4">Login com Criptografia</text:span></text:p>
          </table:table-cell>
          <table:table-cell table:style-name="Tabela1.B2" office:value-type="string">
            <text:p text:style-name="P21">Envia usuário e senha criptografados para teste se poderá logar e qual a permissão de login.</text:p>
          </table:table-cell>
        </table:table-row>
        <table:table-row>
          <table:table-cell table:style-name="Tabela1.A2" office:value-type="string">
            <text:p text:style-name="P20">RS02 – <text:span text:style-name="T4">Inserção, Atualização e Remoção criptografam a informação que é mandada para o banco.</text:span></text:p>
          </table:table-cell>
          <table:table-cell table:style-name="Tabela1.B2" office:value-type="string">
            <text:p text:style-name="P21">Criptografa as informações que deverão ser mandas para o banco impedindo interceptação de terceiros.</text:p>
          </table:table-cell>
        </table:table-row>
        <table:table-row>
          <table:table-cell table:style-name="Tabela1.A2" office:value-type="string">
            <text:p text:style-name="P20">RS03 – <text:span text:style-name="T4">Relatórios Criptografados</text:span></text:p>
          </table:table-cell>
          <table:table-cell table:style-name="Tabela1.B2" office:value-type="string">
            <text:p text:style-name="P21">Exibe relatórios somente para Administradores a partir de um arquivo criptografado.</text:p>
          </table:table-cell>
        </table:table-row>
      </table:table>
      <text:p text:style-name="P11"/>
      <text:p text:style-name="P11"/>
      <text:p text:style-name="P11"><text:span text:style-name="T3">Requisitos</text:span> de <text:span text:style-name="T3">Negócio</text:span>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Identificador</text:p>
          </table:table-cell>
          <table:table-cell table:style-name="Tabela2.B1" office:value-type="string">
            <text:p text:style-name="P19">Descrição</text:p>
          </table:table-cell>
        </table:table-row>
        <table:table-row>
          <table:table-cell table:style-name="Tabela2.A2" office:value-type="string">
            <text:p text:style-name="P20">RN01 – <text:span text:style-name="T4">Somente Administradores Cadastram.</text:span></text:p>
          </table:table-cell>
          <table:table-cell table:style-name="Tabela2.B2" office:value-type="string">
            <text:p text:style-name="P17"><text:s/><text:span text:style-name="T6">Somente Administradores do Sistema devem cadastrar usuários.</text:span></text:p>
          </table:table-cell>
        </table:table-row>
        <table:table-row>
          <table:table-cell table:style-name="Tabela2.A2" office:value-type="string">
            <text:p text:style-name="P20">RN02 – <text:span text:style-name="T4">Somente Administradores Acessam Relatórios.</text:span></text:p>
          </table:table-cell>
          <table:table-cell table:style-name="Tabela2.B2" office:value-type="string">
            <text:p text:style-name="P22">Somente Administradores do Sistema devem Acessar os Relatórios de Acesso e modificação.</text:p>
          </table:table-cell>
        </table:table-row>
        <table:table-row>
          <table:table-cell table:style-name="Tabela2.A2" office:value-type="string">
            <text:p text:style-name="P20">RN03 – <text:span text:style-name="T4">Usuários somente acessam arquivos.</text:span></text:p>
          </table:table-cell>
          <table:table-cell table:style-name="Tabela2.B2" office:value-type="string">
            <text:p text:style-name="P22">Usuários terão limitação de acesso aos arquivos e informações do banc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fo:font-weight="bold" officeooo:rsid="001519a6" officeooo:paragraph-rsid="001519a6" style:font-size-asian="11pt" style:font-weight-asian="bold" style:font-size-complex="11pt" style:font-weight-complex="bold"/>
    </style:style>
    <style:style style:name="MP2" style:family="paragraph" style:parent-style-name="Header">
      <style:text-properties fo:font-size="11pt" officeooo:rsid="001519a6" officeooo:paragraph-rsid="001519a6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ocumento de Especificação de Requisitos</text:p>
        <text:p text:style-name="MP2"><text:span text:style-name="MT1">Empresa: </text:span>TaladeRimus Company</text:p>
        <text:p text:style-name="MP2"><text:span text:style-name="MT1">Responsavel:</text:span> Guilherme Silveir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23:46:21.275000000</meta:creation-date>
    <dc:date>2014-07-04T17:45:59.941000000</dc:date>
    <meta:editing-duration>PT22M12S</meta:editing-duration>
    <meta:editing-cycles>6</meta:editing-cycles>
    <meta:generator>LibreOffice/4.2.4.2$Windows_x86 LibreOffice_project/63150712c6d317d27ce2db16eb94c2f3d7b699f8</meta:generator>
    <meta:document-statistic meta:table-count="3" meta:image-count="0" meta:object-count="0" meta:page-count="2" meta:paragraph-count="47" meta:word-count="371" meta:character-count="2613" meta:non-whitespace-character-count="2271"/>
  </office:meta>
</office:document-meta>
</file>